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5-09-26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5-04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4-09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4-04-2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3-10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3-04-2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2-09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2-04-2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1-09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1-04-22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0-09-1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20-04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9-09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9-04-2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8-09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8-04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7-10-0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7-04-13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6-09-2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6-04-0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5-09-1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5-04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4-09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4-04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3-09-2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3-04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2-09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2-04-0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1-09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1-04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0-09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10-04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9-09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9-04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8-09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8-04-1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7-09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7-03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6-09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6-03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5-06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5-06-0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5-05-0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5-04-0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5-03-0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5-02-0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5-01-0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12-0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10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09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08-30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07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07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05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04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03-3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03-0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4-01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12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11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10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09-2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08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8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7076240301</text:p>
          </table:table-cell>
          <table:table-cell office:value-type="string" calcext:value-type="string">
            <text:p>AA Cg <text:s/>25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6" meta:object-count="0"/>
    <meta:user-defined meta:name="AppVersion">3.0</meta:user-defined>
  </office:meta>
</office:document-meta>
</file>